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UsingToString_JSONTyp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UsingToString_JSONType.Gende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UsingToString_JSONType.test_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